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automatic-styles>
    <style:style style:name="P1" style:family="paragraph" style:parent-style-name="Standard">
      <style:text-properties officeooo:rsid="0003ccbd" officeooo:paragraph-rsid="0003ccbd"/>
    </style:style>
    <style:style style:name="P2" style:family="paragraph" style:parent-style-name="Standard">
      <style:text-properties fo:font-weight="bold" officeooo:rsid="0003ccbd" officeooo:paragraph-rsid="0003ccbd" style:font-weight-asian="bold" style:font-weight-complex="bold"/>
    </style:style>
    <style:style style:name="P3" style:family="paragraph" style:parent-style-name="Standard">
      <style:text-properties fo:font-weight="bold" officeooo:rsid="00042189" officeooo:paragraph-rsid="00042189" style:font-weight-asian="bold" style:font-weight-complex="bold"/>
    </style:style>
    <style:style style:name="P4" style:family="paragraph" style:parent-style-name="Standard">
      <style:text-properties fo:font-weight="bold" officeooo:rsid="0004f42b" officeooo:paragraph-rsid="0004f42b" style:font-weight-asian="bold" style:font-weight-complex="bold"/>
    </style:style>
    <style:style style:name="P5" style:family="paragraph" style:parent-style-name="Standard">
      <style:text-properties fo:font-weight="bold" officeooo:rsid="0006ecba" officeooo:paragraph-rsid="0006ecba" style:font-weight-asian="bold" style:font-weight-complex="bold"/>
    </style:style>
    <style:style style:name="P6" style:family="paragraph" style:parent-style-name="Standard">
      <style:text-properties fo:font-weight="bold" officeooo:rsid="0006ecba" officeooo:paragraph-rsid="0008cc79" style:font-weight-asian="bold" style:font-weight-complex="bold"/>
    </style:style>
    <style:style style:name="P7" style:family="paragraph" style:parent-style-name="Standard">
      <style:text-properties fo:font-weight="normal" officeooo:rsid="0003ccbd" officeooo:paragraph-rsid="0003ccbd" style:font-weight-asian="normal" style:font-weight-complex="normal"/>
    </style:style>
    <style:style style:name="P8" style:family="paragraph" style:parent-style-name="Standard">
      <style:text-properties fo:font-weight="normal" officeooo:rsid="00042189" officeooo:paragraph-rsid="00042189" style:font-weight-asian="normal" style:font-weight-complex="normal"/>
    </style:style>
    <style:style style:name="P9" style:family="paragraph" style:parent-style-name="Standard">
      <style:text-properties fo:font-weight="normal" officeooo:rsid="0006ecba" officeooo:paragraph-rsid="0006ecba" style:font-weight-asian="normal" style:font-weight-complex="normal"/>
    </style:style>
    <style:style style:name="P10" style:family="paragraph" style:parent-style-name="Standard">
      <style:text-properties fo:font-weight="normal" officeooo:rsid="0006ecba" officeooo:paragraph-rsid="0008cc79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6ecba" officeooo:paragraph-rsid="0006ecba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6ecba" officeooo:paragraph-rsid="0008cc7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2189"/>
    </style:style>
    <style:style style:name="T3" style:family="text">
      <style:text-properties officeooo:rsid="0006ecba"/>
    </style:style>
    <style:style style:name="T4" style:family="text">
      <style:text-properties officeooo:rsid="0008cc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.1 :</text:p>
      <text:p text:style-name="P2"/>
      <text:p text:style-name="P2">Début</text:p>
      <text:p text:style-name="P1">A ← 1 <text:tab/><text:tab/>A = 1</text:p>
      <text:p text:style-name="P1">B ← A + 3 <text:tab/>B = 4</text:p>
      <text:p text:style-name="P1">A ← 3<text:tab/><text:tab/>A= 3</text:p>
      <text:p text:style-name="P2">Fin</text:p>
      <text:p text:style-name="P2"/>
      <text:p text:style-name="P7">Exercice 1.2 :</text:p>
      <text:p text:style-name="P7"/>
      <text:p text:style-name="P2">Début</text:p>
      <text:p text:style-name="P7">A ← 5 <text:tab/><text:tab/>A = 5</text:p>
      <text:p text:style-name="P7">B ← 3 <text:tab/><text:tab/>B = 3</text:p>
      <text:p text:style-name="P7">C ← A + B <text:tab/>C = 8</text:p>
      <text:p text:style-name="P7">A ← 2 <text:tab/><text:tab/>A = 2</text:p>
      <text:p text:style-name="P7">C ← B – A<text:tab/>C = 1</text:p>
      <text:p text:style-name="P2">Fin</text:p>
      <text:p text:style-name="P2"/>
      <text:p text:style-name="P7">Exercice 1.3 :</text:p>
      <text:p text:style-name="P7"/>
      <text:p text:style-name="P2">Début</text:p>
      <text:p text:style-name="P7">A ← 5 <text:tab/><text:tab/>A = 5</text:p>
      <text:p text:style-name="P7">B ← A + 4 <text:tab/>B = 9</text:p>
      <text:p text:style-name="P7">A ← A + 1 <text:tab/>A = 6</text:p>
      <text:p text:style-name="P7">B ← A – 4<text:tab/>B = 1</text:p>
      <text:p text:style-name="P2">Fin</text:p>
      <text:p text:style-name="P2"/>
      <text:p text:style-name="P7">Exercice 1.4 :</text:p>
      <text:p text:style-name="P7"/>
      <text:p text:style-name="P7"><text:span text:style-name="T1">Début</text:span> </text:p>
      <text:p text:style-name="P7">A ← 3 <text:tab/><text:tab/>A = 3</text:p>
      <text:p text:style-name="P7">B ← 10 <text:tab/>B = 10</text:p>
      <text:p text:style-name="P7">C ← A + B <text:tab/>C = 13</text:p>
      <text:p text:style-name="P7">B ← A + B <text:tab/>B = 13</text:p>
      <text:p text:style-name="P7">A ← C<text:tab/><text:tab/>A = 13 </text:p>
      <text:p text:style-name="P2">Fin</text:p>
      <text:p text:style-name="P2"/>
      <text:p text:style-name="P8">Exercice 1.5 :</text:p>
      <text:p text:style-name="P8"/>
      <text:p text:style-name="P3">Début</text:p>
      <text:p text:style-name="P8">A ← 5 <text:tab/><text:tab/>A = 5</text:p>
      <text:p text:style-name="P8">B ← 2 <text:tab/><text:tab/>B = 2</text:p>
      <text:p text:style-name="P8">A ← B <text:tab/>A = 2</text:p>
      <text:p text:style-name="P8">B ← A<text:tab/><text:tab/>B = 5 </text:p>
      <text:p text:style-name="P3">Fin</text:p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<text:soft-page-break/>Exercice 1.6 :</text:p>
      <text:p text:style-name="P8"/>
      <text:p text:style-name="P4">Dé<text:span text:style-name="T3">but</text:span></text:p>
      <text:p text:style-name="P9">C <text:span text:style-name="T2">← </text:span>A</text:p>
      <text:p text:style-name="P9">A <text:span text:style-name="T2">← </text:span>B</text:p>
      <text:p text:style-name="P9">B <text:span text:style-name="T2">← </text:span>C</text:p>
      <text:p text:style-name="P4">Fin</text:p>
      <text:p text:style-name="P8"/>
      <text:p text:style-name="P9">Exercice 1.7 :</text:p>
      <text:p text:style-name="P9"/>
      <text:p text:style-name="P5">Début</text:p>
      <text:p text:style-name="P9">D <text:span text:style-name="T2">← </text:span>C</text:p>
      <text:p text:style-name="P9">C <text:span text:style-name="T2">← </text:span>B</text:p>
      <text:p text:style-name="P9">B <text:span text:style-name="T2">← </text:span>A</text:p>
      <text:p text:style-name="P9">A <text:span text:style-name="T2">← </text:span>D</text:p>
      <text:p text:style-name="P5">Fin</text:p>
      <text:p text:style-name="P5"/>
      <text:p text:style-name="P9">Exercice 1.8 :</text:p>
      <text:p text:style-name="P9"/>
      <text:p text:style-name="P5">Début</text:p>
      <text:p text:style-name="P9">A ← "423" </text:p>
      <text:p text:style-name="P9">B ← "12" </text:p>
      <text:p text:style-name="P9">C ← A + B</text:p>
      <text:p text:style-name="P5">Fin</text:p>
      <text:p text:style-name="P5"/>
      <text:p text:style-name="P11">Il ne peut produire qu’une erreur d’exécution, puisqu’on ne peut pas additionner des caractères.</text:p>
      <text:p text:style-name="P5"/>
      <text:p text:style-name="P10">Exercice 1.<text:span text:style-name="T4">9</text:span> :</text:p>
      <text:p text:style-name="P10"/>
      <text:p text:style-name="P10"><text:span text:style-name="T1">Début</text:span> </text:p>
      <text:p text:style-name="P10">A ← "423" </text:p>
      <text:p text:style-name="P10">B ← "12" </text:p>
      <text:p text:style-name="P10">C ← A &amp; B </text:p>
      <text:p text:style-name="P6">Fin</text:p>
      <text:p text:style-name="P10"/>
      <text:p text:style-name="P12">En revanche, on peut les concaténer. A la fin de l’algorithme, C vaudra donc  "42312"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25:28.439122293</meta:creation-date>
    <dc:date>2023-03-21T13:23:48.554817116</dc:date>
    <meta:editing-duration>PT1H56M29S</meta:editing-duration>
    <meta:editing-cycles>1</meta:editing-cycles>
    <meta:document-statistic meta:table-count="0" meta:image-count="0" meta:object-count="0" meta:page-count="2" meta:paragraph-count="63" meta:word-count="256" meta:character-count="770" meta:non-whitespace-character-count="538"/>
    <meta:generator>LibreOffice/7.3.7.2$Linux_X86_64 LibreOffice_project/30$Build-2</meta:generator>
  </office:meta>
</office:document-meta>
</file>